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name-complex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P10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7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0" text:outline-level="1">сишные трюки<text:line-break/>(<text:span text:style-name="T1">16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5"/>
      <text:p text:style-name="P8"><text:span text:style-name="T4">сегодня у нас несколько необычный выпуск. своеобразный юбилей. если перевести номер в шестнадцатеричную систему (забыв о том, что он _уже_ записан в ней), мы получим число 10</text:span><text:span text:style-name="T2">h</text:span><text:span text:style-name="T4">, в "круглости" которого сомневаться не приходится. ошибка?! конечно! вот и поговорим об ошибках, которые только с виду ошибки, а на самом деле интересные хакерские трюки, срывающие крышу даже опытным программистам! короче, мы немного похулганим… не вздумайте показывать описанные трюки ни преподавателям, ни работодателям!!!</text:span></text:p>
      <text:h text:style-name="Heading_20_2" text:outline-level="2">трюк <text:span text:style-name="T1">#1 –</text:span>возврат указателей на локальные переменные</text:h>
      <text:p text:style-name="P6">Рассмотрим следующий (см. листинг 1) исходный код, вполне типичный для начинающих, и попробуем ответить — что в нем неправильно?</text:p>
      <text:p text:style-name="P7"/>
      <text:p text:style-name="P1">char *foo(int a, int b)</text:p>
      <text:p text:style-name="P1">{</text:p>
      <text:p text:style-name="P1"><text:tab/>char buf[69];</text:p>
      <text:p text:style-name="P1"><text:tab/></text:p>
      <text:p text:style-name="P1"><text:tab/>if (a - b) strcpy(buf,"nezumi"); else strcpy(buf,"souriz");</text:p>
      <text:p text:style-name="Standard"><text:span text:style-name="T6"><text:tab/>return buf;<text:tab/></text:span><text:span text:style-name="T7">// &lt;&lt;&lt; </text:span><text:span text:style-name="T6">трюк? или… ошибка? или все-таки трюк?!</text:span></text:p>
      <text:p text:style-name="P1">}</text:p>
      <text:p text:style-name="P1"/>
      <text:p text:style-name="P1">main(int c, char **v)</text:p>
      <text:p text:style-name="P1">{</text:p>
      <text:p text:style-name="P1"><text:tab/>char *s, *p; if (c &lt; 3) return 0;</text:p>
      <text:p text:style-name="Standard"><text:span text:style-name="T5"><text:tab/></text:span><text:span text:style-name="T6">s = foo(atol(v[1]), atol(v[2]));</text:span></text:p>
      <text:p text:style-name="P1"><text:tab/></text:p>
      <text:p text:style-name="P1"><text:tab/>if (strcmp(s, "souriz")) p = "japlish"; else p = "franglais";</text:p>
      <text:p text:style-name="P1"><text:tab/>printf("%s - it's %s\n",s, p);</text:p>
      <text:p text:style-name="P1"><text:tab/></text:p>
      <text:p text:style-name="Standard"><text:span text:style-name="T6"><text:tab/></text:span><text:span text:style-name="T7">// </text:span><text:span text:style-name="T6">мы не освобождаем </text:span><text:span text:style-name="T7">s</text:span><text:span text:style-name="T6">, т.к. она указываем на локальную переменную</text:span></text:p>
      <text:p text:style-name="P1">}</text:p>
      <text:p text:style-name="P9">Листинг <text:sequence text:ref-name="refЛистинг0" text:name="Листинг" text:formula="ooow:Листинг+1" style:num-format="1">1</text:sequence> _рабочий_ пример с возвратом указателя на локальную переменную</text:p>
      <text:p text:style-name="P6">Ага! Уже раздаются крики: <text:span text:style-name="T9">возвращать указатели на локальные переменные (строка </text:span><text:span text:style-name="T3">"return buf" </text:span><text:span text:style-name="T9">выделенная полужирным) ни в коем случае нельзя, поскольку они автоматически уничтожаются при выходе из функции</text:span>. Это же в каждом букваре по Си написано! Ну сколько можно говорить…</text:p>
      <text:p text:style-name="P6">Хм, тогда кто рискнет объяснить почему же несмотря ни на какие буквари, данный код стабильно работает независимо от версии компилятора и совместим со всеми операционными системами из линейки <text:span text:style-name="T1">NT, Linux, BSD?!</text:span></text:p>
      <text:p text:style-name="P6">Фокус в том, что при завершении функции локальные переменные не уничтожаются, а освобождаются. Указатель стека опускается вниз и они оказываются в свободной зоне, которую может использовать кто угодно, например, обработчик аппаратного прерывания, однако, <text:span text:style-name="T1">NT, Linux </text:span>и <text:span text:style-name="T1">BSD</text:span> сконструированы так, что на стек потока никто не покушается — только он сам. При возникновении прерывания регистры сохраняются на стеке ядра. Стек потока остается в неприкосновенности, а потому после завершения функции содержимое пользовательского стека не может быть "стихийно" разрушено (к тому же каждый поток имеет свой стек и друг другу они не мешают). Исключение составляет <text:span text:style-name="T1">9x</text:span>, "засоряющей" пользовательский стек без его ведома и согласия, что, кстати говоря, осложняет разработку некоторых видов <text:span text:style-name="T1">exploit'</text:span>ов.</text:p>
      <text:p text:style-name="P6">Естественно, при вызове любой функции, сохранность освобожденных переменных уже не гарантируется и тут все зависит от того сколько стекового пространства "кушает" очередная вызываемая функция, причем, некоторые функции могут вызывается неявно (мало ли что захочется воткнуть в код компилятору!), к тому же стек активно используется для временного сохранения регистров, заталкиваемых туда компилятором. То есть, гарантий, что освобожденные переменные не будут уничтожены у нас все-таки нет, однако, если предпринять ряд предосторожностей, то риск не так уж и велик. Стек растет вверх, а локальные буфера вниз. <text:soft-page-break/>Выделяя локальный буфер с запасом хотя бы в пару килобайт мы на 99% обезопасим себя от затирания актуальных данных.</text:p>
      <text:p text:style-name="P6">Конечно, в "промышленном" коде подобные трюки недопустимы и нужно выделять память из кучи (благополучно забывая ее потом освободить), но… возврат указателей на локальные переменные во многих случаях происходит по ошибке и такие ошибки могут годами дремать в коде, неожиданно пробуждаясь при модификации программы или перекомпиляции другим компилятором или с новой версией такой-то библиотеки (скажем, одна из библиотечных функций увеличила свою потребность в стеке и стала затирать освобожденные переменные, приводя программу к краху, источник которого зачастую не так-то просто обнаружить).</text:p>
      <text:h text:style-name="Heading_20_2" text:outline-level="2">трюк <text:span text:style-name="T1">#2 – </text:span>выделение памяти из стека</text:h>
      <text:p text:style-name="P6">Учебники по Си упоминают о трех основных типах памяти, доступных программисту: автоматическая стековая память, динамическая память (куча) и статическая память (секция данных). Автоматическая память хороша тем, что гарантированно освобождается компилятором по выходе из функции, исключая возможность утечек, однако, стековый кадр формируется в момент вызова функции и потому размеры локальных буферов задаются на стадии компиляции, что не позволяет обрабатывать данные заранее неизвестного размера, к тому же мы не можем (легальным образом) возвращать указатели на автоматические переменные материнской функции. Куча снимает эти ограничения, но перекладывает заботы по освобождению памяти на плечи программиста и малейшая небрежность ведет к трудноуловимым утечкам. Статическая память наследует худшие черты кучи и стека — размеры буферов задаются на стадии компиляции и не могут быть увеличены во время исполнения программы.</text:p>
      <text:p text:style-name="P6">Но есть еще и четвертый тип памяти, о котором умалчивают учебники. Это память — лежащая выше указателя стека. Почему бы ее не использовать для хранения динамических данных?! Естественно, со всеми предосторожностями, упомянутыми выше. А ниже приведен код функции, выделяющей заданное количество килобайт стековой памяти и возвращающей указатель на обозначенный блок памяти:</text:p>
      <text:p text:style-name="P6"/>
      <text:p text:style-name="P2">char* stack_alloc(int s_z)</text:p>
      <text:p text:style-name="P2">{</text:p>
      <text:p text:style-name="P4"><text:span text:style-name="T5"><text:tab/>char buf[1024]; if (s_z) return stack_alloc(s_z - 1);</text:span><text:span text:style-name="T8"> </text:span><text:span text:style-name="T5">return buf;</text:span></text:p>
      <text:p text:style-name="P2">}</text:p>
      <text:p text:style-name="P9">Листинг<text:span text:style-name="T1"> </text:span><text:sequence text:ref-name="refЛистинг1" text:name="Листинг" text:formula="ooow:Листинг+1" style:num-format="1">2</text:sequence><text:span text:style-name="T1"> </text:span>динамический стековый аллокатор (упрощенный "макетный" вариант)</text:p>
      <text:p text:style-name="P6">Несколько замечаний по ходу. Во-первых, никакой это не <text:span text:style-name="T1">аллокатор</text:span>, поскольку реального выделения памяти не происходит и она остается свободной. Повторный вызов функции "выделит" новый блок поверх старого (естественно, при желании этот недочет легко обойти, передав функции базовый адрес с которого начинается "выделение" очередного блока).</text:p>
      <text:p text:style-name="P6">Во-вторых, размер выделенного блока всегда чуть больше требуемого, т. к. в стеке кроме буфера сохраняются регистры и адреса возврата, но это не есть проблема. Напротив, определенный запас по размеру снижает риск "стихийного" затирания данных.</text:p>
      <text:p text:style-name="P6">В-третьих, оптимизирующие компиляторы наверняка избавятся и от хвостовой рекурсии и от реально неиспользуемого буфера <text:span text:style-name="T1">buf</text:span>, а потому данная функция никакой памяти выделять вообще не будет и вернет указатель черт знает на что (точнее сказать невозможно, это уже от типа компилятора и ключей компиляции зависит!). Значит, нужно переписать функцию так, чтобы компиляторы не смогли "развернуть" рекурсию и не трогали буфер <text:span text:style-name="T1">buf</text:span> (для этого достаточно "загрузить" его работой по хозяйству, имитируя бурную деятельность).</text:p>
      <text:p text:style-name="P6">И последнее — не стоит принимать стековой аллокатор всерьез. Это шутка! Но иногда она оказывается очень полезной ("заложить" ее в "промышленном" коде перед увольнением с работы, чтобы кому-то потом сильно аукнулось — не предлагать).</text:p>
      <text:h text:style-name="Heading_20_2" text:outline-level="2">трюк <text:span text:style-name="T1">#3 –</text:span> неявная инициализация стековых переменных</text:h>
      <text:p text:style-name="P6">А вот этот трюк можно использовать для запутывания кода, что полезно при создании защитных механизмов. Идея заключается в следующем: вызываем функции <text:span text:style-name="T1">foo()</text:span>, которая что-то записывает в _свои_ собственные локальные переменные, а потом завершается. Указатель стека опускается, но содержимое самих переменных остается нетронутым. Если теперь запустить функцию <text:span text:style-name="T1">bar()</text:span>, то в _ее_ локальных переменных (неинициализированных, конечно) окажутся значения, оставленные функцией <text:span text:style-name="T1">foo()</text:span>.</text:p>
      <text:p text:style-name="P6"><text:soft-page-break/>В большинстве случаев это происходит по ошибке, но если немного подумать и все рассчитать — лучшего трюка для скрытой передачи данных, пожалуй, и не придумать. Основная сложность в том, что мы не можем управлять размещением переменных в стеке. Обычно компиляторы располагают их в порядке обращения к ним (не объявления!) при этом часть переменных попадает в регистры, а часть нет. Другими словами, если у нас больше одной переменной — жди проблем или же… закладывайся на особенности поведения конкретной версии компилятора с заданным набором ключей трансляции.</text:p>
      <text:p text:style-name="P6">Приведенный ниже код достаточно надежен и дружит с оптимизаторами, правда для этого пришлось круто извратится с глобальными переменными, расплачиваясь наглядностью кода, зато теперь можно быть на 99% уверенным, что компилятор не создаст никаких "служебных" локальных переменных, смещающих кадр стека — ведь нам надо добиться, чтобы переменная <text:span text:style-name="T1">buf</text:span> функции <text:span text:style-name="T1">bar() </text:span>легла в аккурат поверх переменной <text:span text:style-name="T1">buf </text:span>функции <text:span text:style-name="T1">foo()</text:span>, но увы, никакие извращения не дают 100% гарантии. Компилятор — это черный ящик и никто не знает, что у него на уме.</text:p>
      <text:p text:style-name="P6"/>
      <text:p text:style-name="P4"><text:span text:style-name="T5">int a, b, c</text:span><text:span text:style-name="T8">, d</text:span><text:span text:style-name="T5">;</text:span></text:p>
      <text:p text:style-name="P2">#define S "nezumi has you!\n"</text:p>
      <text:p text:style-name="P3"/>
      <text:p text:style-name="P4"><text:span text:style-name="T8">// </text:span><text:span text:style-name="T5">функция </text:span><text:span text:style-name="T8">foo() </text:span><text:span text:style-name="T5">инициализирует переменную </text:span><text:span text:style-name="T8">buf</text:span><text:span text:style-name="T5">,</text:span></text:p>
      <text:p text:style-name="P4"><text:span text:style-name="T8">// </text:span><text:span text:style-name="T5">а затем завершает свое выполнение</text:span></text:p>
      <text:p text:style-name="P2">foo()</text:p>
      <text:p text:style-name="P2">{</text:p>
      <text:p text:style-name="P2"><text:tab/>char buf[0x60]; d = strlen(S);</text:p>
      <text:p text:style-name="P2"><text:tab/>for (a = 0; a &lt;= d; a++) { c = S[a]; buf[a] = c; }</text:p>
      <text:p text:style-name="P2"><text:tab/>return buf[a];</text:p>
      <text:p text:style-name="P2">}</text:p>
      <text:p text:style-name="P2"/>
      <text:p text:style-name="P4"><text:span text:style-name="T8">// </text:span><text:span text:style-name="T5">функция </text:span><text:span text:style-name="T8">bar()</text:span><text:span text:style-name="T5">, вызываемая следом за функцией </text:span><text:span text:style-name="T8">foo()</text:span><text:span text:style-name="T5">,</text:span></text:p>
      <text:p text:style-name="P4"><text:span text:style-name="T8">// </text:span><text:span text:style-name="T5">объявляет переменную </text:span><text:span text:style-name="T8">buf</text:span><text:span text:style-name="T5"> и выводит ее на экран,</text:span></text:p>
      <text:p text:style-name="P4"><text:span text:style-name="T8">// </text:span><text:span text:style-name="T5">"подхватывая" содержимое, оставленное в стеке</text:span></text:p>
      <text:p text:style-name="P4"><text:span text:style-name="T8">// </text:span><text:span text:style-name="T5">функцией </text:span><text:span text:style-name="T8">foo()</text:span><text:span text:style-name="T5">, создавая иллюзию того, что</text:span></text:p>
      <text:p text:style-name="P4"><text:span text:style-name="T8">// </text:span><text:span text:style-name="T5">переменная buf не инициализирована</text:span></text:p>
      <text:p text:style-name="P2">bar()</text:p>
      <text:p text:style-name="P2">{</text:p>
      <text:p text:style-name="P2"><text:tab/>char buf[0x60];</text:p>
      <text:p text:style-name="P4"><text:span text:style-name="T8"><text:tab/></text:span><text:span text:style-name="T5">printf(buf);</text:span></text:p>
      <text:p text:style-name="P2">}</text:p>
      <text:p text:style-name="P2"/>
      <text:p text:style-name="P2">main()</text:p>
      <text:p text:style-name="P2">{</text:p>
      <text:p text:style-name="P2"/>
      <text:p text:style-name="P2"><text:tab/>foo(); bar();</text:p>
      <text:p text:style-name="P4"><text:span text:style-name="T5"><text:tab/>printf("***\n");</text:span><text:span text:style-name="T8"><text:tab/>// </text:span><text:span text:style-name="T5">если убрать этот вызов то оптимизатор</text:span></text:p>
      <text:p text:style-name="P4"><text:span text:style-name="T5"><text:tab/><text:tab/><text:tab/><text:tab/></text:span><text:span text:style-name="T8">// </text:span><text:span text:style-name="T5">можем заменить </text:span><text:span text:style-name="T8">call bar</text:span><text:span text:style-name="T5"> на </text:span><text:span text:style-name="T8">jmp bar</text:span><text:span text:style-name="T5">,</text:span></text:p>
      <text:p text:style-name="P4"><text:span text:style-name="T5"><text:tab/><text:tab/><text:tab/><text:tab/></text:span><text:span text:style-name="T8">// </text:span><text:span text:style-name="T5">что сдвинет стековый фрейм функции </text:span><text:span text:style-name="T8">bar</text:span></text:p>
      <text:p text:style-name="P2">}</text:p>
      <text:p text:style-name="P9">Листинг<text:span text:style-name="T1"> </text:span><text:sequence text:ref-name="refЛистинг2" text:name="Листинг" text:formula="ooow:Листинг+1" style:num-format="1">3</text:sequence><text:span text:style-name="T1"> </text:span>рабочий пример с неявной инициализацией локальных переменны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2-05T23:46:00</dc:date>
    <meta:editing-cycles>61</meta:editing-cycles>
    <meta:editing-duration>PT5H37M</meta:editing-duration>
    <meta:document-statistic meta:table-count="0" meta:image-count="0" meta:object-count="0" meta:page-count="3" meta:paragraph-count="72" meta:word-count="1278" meta:character-count="9000" meta:non-whitespace-character-count="7752"/>
    <meta:generator>LibreOffice/5.1.4.2$Windows_x86 LibreOffice_project/f99d75f39f1c57ebdd7ffc5f42867c12031db97a</meta:generator>
  </office:meta>
</office:document-meta>
</file>